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5.536cm"/>
    </style:style>
    <style:style style:name="co3" style:family="table-column">
      <style:table-column-properties fo:break-before="auto" style:column-width="16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Elegir ubicació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Aviso legal y contacto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untos de interés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o se ha encontrado la pági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es su guía digital para Alemania. Encuentre información local, eventos y consejos. Siempre actualizados y en su idioma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Selecciona un idioma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Última modificación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ión local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o se ha encontrado esta ciuda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o se ha encontrado este event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o se ha encontrado esta ofert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o se ha encontrado este punto de interés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No se ha establecido la conexión con el servido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o se ha podido editar la consult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o se ha podido procesar la respuesta del servido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Se ha producido un error desconocido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Intentar de nue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o se ha podido cagar la página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Selecciona un idioma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Ir a la página de inicio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Ir a las categoría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Ir a las actividade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Ir a las oferta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Se ha producido un error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o se ha podido cambiar el idiom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El idioma seleccionado no está disponible sin conexión. Se necesita una conexión a internet activad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Ubicació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o hay actividades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iones técnica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idos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o y aviso legal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Buscar p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ido de la págin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ido de la actividad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Se ha producido un error al enviar los comentario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¿Qué le ha sido de ayud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¿Qué podemos mejorar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¿Para qué son los comentarios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¿Esta página sirve de ayud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irve de ayuda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 sirve de ayud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o se ha encontrado ningún resultado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Sus comentario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¿No ha encontrado lo que buscaba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¿Qué información falta aquí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Comentarios enviados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Muchas gracias por sus comentarios. Con ellos nos ayuda a mejorar nuestros contenidos y la app Integreat. Le invitamos a enviarnos más comentario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erra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sta página no sirve de ayud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sta página sirve de ayud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es su guía digital para Ale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Encuentre rápidamente la información correcta utilizando palabras clav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ambio de idiom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ambie fácilmente el idioma de las páginas individual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tos actuales y fechas en los alrededore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Búsqueda de trabajo, búsqueda de prácticas y más en la zon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Haciendo clic en "{{accept}}", acepto que la app Integreat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mejore Integreat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me envíe notificaciones push con las últimas noticias locale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me recomiende ubicaciones cercanas empleando la ubicación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eguir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justa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chaza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epta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Buscar ubicació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se han encontrado ubicaciones cercanas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Aviso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ara poder mostrar ubicaciones cercanas tiene que activarse la ubicación del dispositivo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ivacidad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ía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hay actividade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 disponible en otros idioma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hay traducció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ambiar ubicació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ambiar idiom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Comparti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Acabamos de encontrar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o se ha podido compartir el contenid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Aviso legal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Mejorar la app Integreat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ibir notificaciones push con las últimas noticias locale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ibir recomendaciones de ubicaciones cercanas empleando la ubicación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Acerca de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ó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as de fuente abiert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sactivar funció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hay ofertas disponibles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hay ofertas disponibles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alefacción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gua/alcantarillado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cogida de basura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eshollinado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e/aparcamien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ocin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arto de bañ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seo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Habitación infantil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Habitación infantil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Habitación infantil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io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ó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Vestíbulo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Trastero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Sótan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ón/terra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07:15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08:16.059000000</dc:date>
    <meta:editing-duration>PT1M43S</meta:editing-duration>
    <meta:editing-cycles>3</meta:editing-cycles>
    <meta:document-statistic meta:table-count="1" meta:cell-count="496" meta:object-count="0"/>
  </office:meta>
</office:document-meta>
</file>